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letter-spacing="0.004cm" officeooo:rsid="001d6265" officeooo:paragraph-rsid="000ac389"/>
    </style:style>
    <style:style style:name="P2" style:family="paragraph" style:parent-style-name="Standard">
      <style:paragraph-properties fo:text-align="start" style:justify-single-word="false"/>
      <style:text-properties style:font-name="Liberation Serif" fo:letter-spacing="0.004cm" style:text-underline-style="solid" style:text-underline-width="auto" style:text-underline-color="font-color" officeooo:rsid="001d6265" officeooo:paragraph-rsid="000ac389"/>
    </style:style>
    <style:style style:name="P3" style:family="paragraph" style:parent-style-name="Standard">
      <loext:graphic-properties draw:fill="none"/>
      <style:paragraph-properties fo:margin-left="0cm" fo:margin-right="0cm" fo:margin-top="0.101cm" fo:margin-bottom="0.101cm" style:contextual-spacing="false" fo:text-align="justify" style:justify-single-word="false" fo:text-indent="0.3cm" style:auto-text-indent="false" fo:background-color="transparent"/>
      <style:text-properties style:font-name="Liberation Serif" fo:letter-spacing="0.004cm" officeooo:paragraph-rsid="000ac389"/>
    </style:style>
    <style:style style:name="P4" style:family="paragraph" style:parent-style-name="Standard" style:master-page-name="">
      <loext:graphic-properties draw:fill="none"/>
      <style:paragraph-properties fo:margin-left="0cm" fo:margin-right="0cm" fo:margin-top="0.101cm" fo:margin-bottom="0.101cm" style:contextual-spacing="false" fo:text-align="justify" style:justify-single-word="false" fo:text-indent="0.3cm" style:auto-text-indent="false" style:page-number="auto" fo:background-color="transparent"/>
      <style:text-properties style:font-name="Liberation Serif" fo:letter-spacing="0.004cm" officeooo:paragraph-rsid="000ac389"/>
    </style:style>
    <style:style style:name="P5" style:family="paragraph" style:parent-style-name="Standard">
      <style:paragraph-properties fo:margin-top="0cm" fo:margin-bottom="0.499cm" style:contextual-spacing="false" fo:text-align="start" style:justify-single-word="false"/>
      <style:text-properties style:font-name="Liberation Serif" fo:letter-spacing="0.004cm" officeooo:rsid="001d6265" officeooo:paragraph-rsid="000ac389"/>
    </style:style>
    <style:style style:name="P6" style:family="paragraph" style:parent-style-name="Standard">
      <style:paragraph-properties fo:margin-top="0cm" fo:margin-bottom="0.499cm" style:contextual-spacing="false" fo:text-align="end" style:justify-single-word="false"/>
      <style:text-properties style:font-name="Liberation Serif" fo:letter-spacing="0.004cm" officeooo:rsid="001d6265" officeooo:paragraph-rsid="000ac389"/>
    </style:style>
    <style:style style:name="P7" style:family="paragraph" style:parent-style-name="Standard">
      <style:paragraph-properties fo:margin-top="0cm" fo:margin-bottom="0cm" style:contextual-spacing="false" fo:text-align="end" style:justify-single-word="false"/>
      <style:text-properties style:font-name="Liberation Serif" fo:letter-spacing="0.004cm" officeooo:rsid="001d6265" officeooo:paragraph-rsid="000ac389"/>
    </style:style>
    <style:style style:name="T1" style:family="text">
      <style:text-properties style:use-window-font-color="true" loext:opacity="0%"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ôme de La Fouchardière</text:p>
      <text:p text:style-name="P1">2 quai Jules Courmont</text:p>
      <text:p text:style-name="P1">69002, Lyon</text:p>
      <text:p text:style-name="P2">06 36 17 56 60</text:p>
      <text:p text:style-name="P5"><text:a xlink:type="simple" xlink:href="mailto:come2fouch@gmail.com" text:style-name="Internet_20_link" text:visited-style-name="Visited_20_Internet_20_Link"><text:span text:style-name="T1">come2fouch@gmail.com</text:span></text:a></text:p>
      <text:p text:style-name="P7">À Lyon,</text:p>
      <text:p text:style-name="P6">Le 30 mars 2021</text:p>
      <text:p text:style-name="P4">Madame, Monsieur,</text:p>
      <text:p text:style-name="P3">Passionné d’informatique depuis l’adolescence, je décide enfin d’essayer d’en faire mon métier.</text:p>
      <text:p text:style-name="P3">J’ai un profil riche, capable de s’adapter à de nombreuses situation. En effet, après un parcours scientifique qui m’a vu intégrer l’École des Ponts et Chaussées, j’ai décidé de me réorienter et de suivre des études en littérature. Je profite donc à la fois de la force rigoureuse mathématique et de l’énergie créative littéraire. Ma curiosité et mon envie d’apprendre font de moi une personne flexible, et qui toujours cherche à s’améliorer pour accomplir mieux les tâches qui lui sont confiées.</text:p>
      <text:p text:style-name="P3">J’ai découvert la programation à quatorze ans, sur ma calculatrice programmable, où j’ai commencé rapidement à explorer ce nouveau monde. Je codais de petits jeux et je m’amusais avec le TI Basic. Vite limité par la puissance du langage, j’ai commencé à apprendre l’Axe, un langage de bas niveau pour la calculatrice. C’est à ce moment aussi que j’ai commencé à apprendre le C++ sur internet. Depuis, je n’ai jamais cessé d’être fasciné par l’informatique.</text:p>
      <text:p text:style-name="P3">Pendant mes années en classes préparatoires, j’ai découvert des concepts informatiques un peu plus avancés, qui m’ont permis de mieux comprendre ce que je faisais et d’orienter mes recherches plus intelligemment. C’est à ce moment que j’ai découvert la notion de complexité algorithmique. J’ai alors appris à apprécier le côté théorique de l’informatique. J’ai continué d’approfondir en pratique, notamment en choisissant un sujet de TIPE centré sur l’informatique. Il s’agissait d’une modélisation de la propagation des épidémies à l’aide d’un automate cellulaire écrite en CamlLight, assortie de résolution numérique d’équations différentielles écrite en Python, qui n’a malheureusement pas eu le pouvoir d’empêcher les événements contemporains…</text:p>
      <text:p text:style-name="P3">J’ai continué à apprendre sans cesse, m’initiant à la programmation web au club d’informatique de mon école d’ingénieurs, où j’ai eu la chance de participer au développement et à la maintenance de l’intranet. J’ai continué à étudier la théorie par choix de cours optionnels. J’ai été sélectionné par la Junior Entreprise pour être le futur responsable informatique, et ma formation à ce poste par son titulaire a été extrêmement riche en découvertes (je n’avais jamais entendu parler de tests unitaires avant cela !). J’ai malheureusement fait une dépression cette année là et ai donc quitté l’école.</text:p>
      <text:p text:style-name="P3">J’ai repris des études littéraires pendant trois ans, sans jamais cesser d’apprendre en informatique, de coder des projets, de me plonger dans les arcannes de mon système d’exploitation. Je me trouve maintenant lassé d’étudier et avide de produire enfin quelque chose d’utile.</text:p>
      <text:p text:style-name="P3">Je vous prie d’agréer, Madame, Monsieur, l’expression de mes salutations respectueuses,</text:p>
      <text:p text:style-name="P3">Côme de La Fouchardiè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30T12:06:16.106038405</meta:creation-date>
    <dc:date>2021-03-30T12:09:37.023859922</dc:date>
    <meta:editing-duration>PT3M21S</meta:editing-duration>
    <meta:editing-cycles>1</meta:editing-cycles>
    <meta:document-statistic meta:table-count="0" meta:image-count="0" meta:object-count="0" meta:page-count="1" meta:paragraph-count="16" meta:word-count="450" meta:character-count="2908" meta:non-whitespace-character-count="2474"/>
    <meta:generator>LibreOffice/7.1.1.2$Linux_X86_64 LibreOffice_project/10$Build-2</meta:generator>
  </office:meta>
</office:document-meta>
</file>